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69c5"/>
    </style:style>
    <style:style style:name="P2" style:family="paragraph" style:parent-style-name="Text_20_body">
      <style:paragraph-properties fo:margin-top="0cm" fo:margin-bottom="0.109cm" loext:contextual-spacing="false"/>
    </style:style>
    <style:style style:name="P3" style:family="paragraph" style:parent-style-name="Text_20_body">
      <style:paragraph-properties fo:margin-top="0cm" fo:margin-bottom="0.109cm" loext:contextual-spacing="false"/>
      <style:text-properties officeooo:paragraph-rsid="002c3d6b"/>
    </style:style>
    <style:style style:name="P4" style:family="paragraph" style:parent-style-name="Text_20_body">
      <style:paragraph-properties fo:margin-top="0cm" fo:margin-bottom="0.109cm" loext:contextual-spacing="false"/>
      <style:text-properties style:font-name="Liberation Serif" style:font-name-asian="Liberation Serif"/>
    </style:style>
    <style:style style:name="P5" style:family="paragraph" style:parent-style-name="Text_20_body">
      <style:paragraph-properties fo:margin-top="0cm" fo:margin-bottom="0.109cm" loext:contextual-spacing="false"/>
      <style:text-properties officeooo:paragraph-rsid="003a3c6b"/>
    </style:style>
    <style:style style:name="P6" style:family="paragraph" style:parent-style-name="Text_20_body">
      <style:paragraph-properties fo:margin-top="0cm" fo:margin-bottom="0.109cm" loext:contextual-spacing="false"/>
      <style:text-properties officeooo:paragraph-rsid="004a46ca"/>
    </style:style>
    <style:style style:name="P7" style:family="paragraph" style:parent-style-name="Text_20_body">
      <style:paragraph-properties fo:margin-top="0cm" fo:margin-bottom="0.109cm" loext:contextual-spacing="false"/>
      <style:text-properties officeooo:paragraph-rsid="004aac51"/>
    </style:style>
    <style:style style:name="P8" style:family="paragraph" style:parent-style-name="Text_20_body">
      <style:text-properties officeooo:paragraph-rsid="0055dc35"/>
    </style:style>
    <style:style style:name="P9" style:family="paragraph" style:parent-style-name="Text_20_body">
      <style:text-properties officeooo:paragraph-rsid="00574f75"/>
    </style:style>
    <style:style style:name="P10" style:family="paragraph" style:parent-style-name="Text_20_body">
      <style:text-properties officeooo:paragraph-rsid="0058d103"/>
    </style:style>
    <style:style style:name="P11" style:family="paragraph" style:parent-style-name="Text_20_body">
      <style:text-properties officeooo:paragraph-rsid="005fd28b"/>
    </style:style>
    <style:style style:name="P12" style:family="paragraph" style:parent-style-name="Text_20_body">
      <style:text-properties officeooo:paragraph-rsid="00653303"/>
    </style:style>
    <style:style style:name="P13" style:family="paragraph" style:parent-style-name="Text_20_body">
      <style:text-properties officeooo:paragraph-rsid="007019b8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officeooo:rsid="00318601" style:font-name-asian="Liberation Serif"/>
    </style:style>
    <style:style style:name="T3" style:family="text">
      <style:text-properties style:font-name="Liberation Serif" officeooo:rsid="00474762" style:font-name-asian="Liberation Serif"/>
    </style:style>
    <style:style style:name="T4" style:family="text">
      <style:text-properties style:font-name="Liberation Serif" officeooo:rsid="00574f75" style:font-name-asian="Liberation Serif"/>
    </style:style>
    <style:style style:name="T5" style:family="text">
      <style:text-properties style:font-name="Liberation Serif" officeooo:rsid="0058d103" style:font-name-asian="Liberation Serif"/>
    </style:style>
    <style:style style:name="T6" style:family="text">
      <style:text-properties style:font-name="Liberation Serif" officeooo:rsid="0058d103" style:font-name-asian="Liberation Serif" style:font-name-complex="Liberation Mono"/>
    </style:style>
    <style:style style:name="T7" style:family="text">
      <style:text-properties style:font-name="Liberation Serif" officeooo:rsid="00653303" style:font-name-asian="Liberation Serif" style:font-name-complex="Liberation Mono"/>
    </style:style>
    <style:style style:name="T8" style:family="text">
      <style:text-properties style:font-name="Liberation Serif" officeooo:rsid="006cbb43" style:font-name-asian="Liberation Serif" style:font-name-complex="Liberation Mono"/>
    </style:style>
    <style:style style:name="T9" style:family="text">
      <style:text-properties style:font-name="Liberation Serif" officeooo:rsid="005a7ec3" style:font-name-asian="Liberation Serif"/>
    </style:style>
    <style:style style:name="T10" style:family="text">
      <style:text-properties style:font-name="Liberation Serif" officeooo:rsid="005c36d6" style:font-name-asian="Liberation Serif"/>
    </style:style>
    <style:style style:name="T11" style:family="text">
      <style:text-properties style:font-name="Liberation Serif" officeooo:rsid="005eabbe" style:font-name-asian="Liberation Serif"/>
    </style:style>
    <style:style style:name="T12" style:family="text">
      <style:text-properties style:font-name="Liberation Serif" officeooo:rsid="005fd28b" style:font-name-asian="Liberation Serif"/>
    </style:style>
    <style:style style:name="T13" style:family="text">
      <style:text-properties style:font-name="Liberation Serif" officeooo:rsid="006182ba" style:font-name-asian="Liberation Serif"/>
    </style:style>
    <style:style style:name="T14" style:family="text">
      <style:text-properties style:font-name="Liberation Serif" officeooo:rsid="00653303" style:font-name-asian="Liberation Serif"/>
    </style:style>
    <style:style style:name="T15" style:family="text">
      <style:text-properties style:font-name="Liberation Serif" officeooo:rsid="0065c306" style:font-name-asian="Liberation Serif"/>
    </style:style>
    <style:style style:name="T16" style:family="text">
      <style:text-properties style:font-name="Liberation Serif" officeooo:rsid="006cbb43" style:font-name-asian="Liberation Serif"/>
    </style:style>
    <style:style style:name="T17" style:family="text">
      <style:text-properties style:font-name="Liberation Serif" fo:font-size="14.1000003814697pt" fo:font-weight="bold" officeooo:rsid="002f8692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18" style:family="text">
      <style:text-properties style:font-name="Liberation Serif" fo:font-size="14.1000003814697pt" fo:font-weight="bold" officeooo:rsid="00163098" style:font-name-asian="Liberation Serif" style:font-size-asian="14.1000003814697pt" style:font-weight-asian="bold" style:font-size-complex="14.1000003814697pt" style:font-weight-complex="bold"/>
    </style:style>
    <style:style style:name="T19" style:family="text">
      <style:text-properties officeooo:rsid="002d58d4"/>
    </style:style>
    <style:style style:name="T20" style:family="text">
      <style:text-properties style:text-position="0% 100%" style:font-name="Liberation Serif" fo:font-size="14.1000003814697pt" fo:font-style="normal" fo:font-weight="bold" officeooo:rsid="003a7407" style:font-name-asian="Liberation Serif" style:font-size-asian="14.1000003814697pt" style:font-style-asian="normal" style:font-weight-asian="bold" style:font-size-complex="14.1000003814697pt" style:font-weight-complex="bold"/>
    </style:style>
    <style:style style:name="T21" style:family="text">
      <style:text-properties style:text-position="0% 100%" style:font-name="Liberation Serif" fo:font-size="14.1000003814697pt" fo:font-style="normal" fo:font-weight="bold" officeooo:rsid="004a46ca" style:font-name-asian="Liberation Serif" style:font-size-asian="14.1000003814697pt" style:font-style-asian="normal" style:font-weight-asian="bold" style:font-size-complex="14.1000003814697pt" style:font-weight-complex="bold"/>
    </style:style>
    <style:style style:name="T22" style:family="text">
      <style:text-properties style:text-position="0% 100%" style:font-name="Liberation Serif" fo:font-size="10.5pt" fo:font-style="normal" fo:font-weight="normal" officeooo:rsid="002d58d4" style:font-name-asian="Liberation Serif" style:font-size-asian="10.5pt" style:font-style-asian="normal" style:font-weight-asian="normal" style:font-size-complex="10.5pt" style:font-weight-complex="normal"/>
    </style:style>
    <style:style style:name="T23" style:family="text">
      <style:text-properties style:text-position="0% 100%" style:font-name="Liberation Serif" fo:font-size="10.5pt" fo:font-style="normal" fo:font-weight="normal" officeooo:rsid="006727ef" style:font-name-asian="Liberation Serif" style:font-size-asian="10.5pt" style:font-style-asian="normal" style:font-weight-asian="normal" style:font-size-complex="10.5pt" style:font-weight-complex="normal"/>
    </style:style>
    <style:style style:name="T24" style:family="text">
      <style:text-properties style:text-position="0% 100%" style:font-name="Liberation Serif" fo:font-size="10.5pt" fo:font-style="normal" fo:font-weight="normal" officeooo:rsid="00683de2" style:font-name-asian="Liberation Serif" style:font-size-asian="10.5pt" style:font-style-asian="normal" style:font-weight-asian="normal" style:font-size-complex="10.5pt" style:font-weight-complex="normal"/>
    </style:style>
    <style:style style:name="T25" style:family="text">
      <style:text-properties style:text-position="0% 100%" style:font-name="Liberation Serif" fo:font-size="10.5pt" fo:font-style="normal" fo:font-weight="normal" officeooo:rsid="0068cf66" style:font-name-asian="Liberation Serif" style:font-size-asian="10.5pt" style:font-style-asian="normal" style:font-weight-asian="normal" style:font-size-complex="10.5pt" style:font-weight-complex="normal"/>
    </style:style>
    <style:style style:name="T26" style:family="text">
      <style:text-properties style:text-position="0% 100%" style:font-name="Liberation Serif" fo:font-size="10.5pt" fo:font-style="normal" fo:font-weight="normal" officeooo:rsid="006aaa97" style:font-name-asian="Liberation Serif" style:font-size-asian="10.5pt" style:font-style-asian="normal" style:font-weight-asian="normal" style:font-size-complex="10.5pt" style:font-weight-complex="normal"/>
    </style:style>
    <style:style style:name="T27" style:family="text">
      <style:text-properties style:text-position="0% 100%" style:font-name="Liberation Serif" fo:font-size="10.5pt" fo:font-style="normal" fo:font-weight="normal" officeooo:rsid="006cbb43" style:font-name-asian="Liberation Serif" style:font-size-asian="10.5pt" style:font-style-asian="normal" style:font-weight-asian="normal" style:font-size-complex="10.5pt" style:font-weight-complex="normal"/>
    </style:style>
    <style:style style:name="T28" style:family="text">
      <style:text-properties style:text-position="0% 100%" style:font-name="Liberation Serif" fo:font-size="10.5pt" fo:font-style="normal" fo:font-weight="normal" officeooo:rsid="006cbb43" style:font-name-asian="Liberation Serif" style:font-size-asian="10.5pt" style:font-style-asian="normal" style:font-weight-asian="normal" style:font-name-complex="Liberation Mono" style:font-size-complex="10.5pt" style:font-weight-complex="normal"/>
    </style:style>
    <style:style style:name="T29" style:family="text">
      <style:text-properties style:text-position="0% 100%" style:font-name="Liberation Serif" fo:font-size="12pt" fo:font-style="normal" fo:font-weight="normal" officeooo:rsid="002d58d4" style:font-name-asian="Liberation Serif" style:font-size-asian="12pt" style:font-style-asian="normal" style:font-weight-asian="normal" style:font-name-complex="Liberation Mono" style:font-size-complex="12pt" style:font-weight-complex="normal"/>
    </style:style>
    <style:style style:name="T30" style:family="text">
      <style:text-properties style:text-position="0% 100%" style:font-name="Liberation Serif" fo:font-size="12pt" fo:font-style="normal" fo:font-weight="normal" officeooo:rsid="004aac51" style:font-name-asian="Liberation Serif" style:font-size-asian="12pt" style:font-style-asian="normal" style:font-weight-asian="normal" style:font-name-complex="Liberation Mono" style:font-size-complex="12pt" style:font-weight-complex="normal"/>
    </style:style>
    <style:style style:name="T31" style:family="text">
      <style:text-properties style:text-position="0% 100%" style:font-name="Liberation Serif" officeooo:rsid="0065c306" style:font-name-asian="Liberation Serif"/>
    </style:style>
    <style:style style:name="T32" style:family="text">
      <style:text-properties style:text-position="0% 100%" style:font-name="Liberation Serif" officeooo:rsid="006727ef" style:font-name-asian="Liberation Serif"/>
    </style:style>
    <style:style style:name="T33" style:family="text">
      <style:text-properties style:text-position="0% 100%" style:font-name="Liberation Serif" officeooo:rsid="006aaa97" style:font-name-asian="Liberation Serif"/>
    </style:style>
    <style:style style:name="T34" style:family="text">
      <style:text-properties style:text-position="0% 100%" style:font-name="Liberation Serif" officeooo:rsid="006c045d" style:font-name-asian="Liberation Serif"/>
    </style:style>
    <style:style style:name="T35" style:family="text">
      <style:text-properties style:text-position="0% 100%" style:font-name="Liberation Serif" officeooo:rsid="006c045d" style:font-name-asian="Liberation Serif" style:font-name-complex="Liberation Mono"/>
    </style:style>
    <style:style style:name="T36" style:family="text">
      <style:text-properties style:text-position="0% 100%" style:font-name="Liberation Serif" officeooo:rsid="007019b8" style:font-name-asian="Liberation Serif" style:font-name-complex="Liberation Mono"/>
    </style:style>
    <style:style style:name="T37" style:family="text">
      <style:text-properties style:text-position="0% 100%" style:font-name="Liberation Serif" officeooo:rsid="006cfe3e" style:font-name-asian="Liberation Serif"/>
    </style:style>
    <style:style style:name="T38" style:family="text">
      <style:text-properties style:text-position="0% 100%" style:font-name="Liberation Serif" officeooo:rsid="006e1b27" style:font-name-asian="Liberation Serif"/>
    </style:style>
    <style:style style:name="T39" style:family="text">
      <style:text-properties style:text-position="0% 100%" style:font-name="Liberation Serif" officeooo:rsid="007019b8" style:font-name-asian="Liberation Serif"/>
    </style:style>
    <style:style style:name="T40" style:family="text">
      <style:text-properties style:text-position="0% 100%" style:font-name="Liberation Serif" officeooo:rsid="0071d983" style:font-name-asian="Liberation Serif"/>
    </style:style>
    <style:style style:name="T41" style:family="text">
      <style:text-properties style:text-position="0% 100%" officeooo:rsid="006e1b27"/>
    </style:style>
    <style:style style:name="T42" style:family="text">
      <style:text-properties officeooo:rsid="00474762"/>
    </style:style>
    <style:style style:name="T43" style:family="text">
      <style:text-properties style:text-position="sub 58%" officeooo:rsid="00474762"/>
    </style:style>
    <style:style style:name="T44" style:family="text">
      <style:text-properties style:text-position="sub 58%" style:font-name="Liberation Serif" officeooo:rsid="00653303" style:font-name-asian="Liberation Serif"/>
    </style:style>
    <style:style style:name="T45" style:family="text">
      <style:text-properties style:text-position="sub 58%" style:font-name="Liberation Serif" officeooo:rsid="00653303" style:font-name-asian="Liberation Serif" style:font-name-complex="Liberation Mono"/>
    </style:style>
    <style:style style:name="T46" style:family="text">
      <style:text-properties style:text-position="sub 58%" style:font-name="Liberation Serif" officeooo:rsid="006c045d" style:font-name-asian="Liberation Serif" style:font-name-complex="Liberation Mono"/>
    </style:style>
    <style:style style:name="T47" style:family="text">
      <style:text-properties style:text-position="sub 58%" style:font-name="Liberation Serif" officeooo:rsid="0065c306" style:font-name-asian="Liberation Serif"/>
    </style:style>
    <style:style style:name="T48" style:family="text">
      <style:text-properties style:text-position="sub 58%" style:font-name="Liberation Serif" officeooo:rsid="006aaa97" style:font-name-asian="Liberation Serif"/>
    </style:style>
    <style:style style:name="T49" style:family="text">
      <style:text-properties style:text-position="sub 58%" style:font-name="Liberation Serif" officeooo:rsid="006c045d" style:font-name-asian="Liberation Serif"/>
    </style:style>
    <style:style style:name="T50" style:family="text">
      <style:text-properties style:text-position="sub 58%" style:font-name="Liberation Serif" officeooo:rsid="006e1b27" style:font-name-asian="Liberation Serif"/>
    </style:style>
    <style:style style:name="T51" style:family="text">
      <style:text-properties style:text-position="sub 58%" officeooo:rsid="006e1b27"/>
    </style:style>
    <style:style style:name="T52" style:family="text">
      <style:text-properties style:font-name="Liberation Serif1" officeooo:rsid="0056b314" style:font-name-asian="Liberation Serif" style:font-name-complex="Liberation Mono"/>
    </style:style>
    <style:style style:name="T53" style:family="text">
      <style:text-properties style:text-position="super 58%" style:font-name="Liberation Serif" officeooo:rsid="0065c306" style:font-name-asian="Liberation Serif"/>
    </style:style>
    <style:style style:name="T54" style:family="text">
      <style:text-properties style:text-position="super 58%" style:font-name="Liberation Serif" officeooo:rsid="006aaa97" style:font-name-asian="Liberation Serif"/>
    </style:style>
    <style:style style:name="T55" style:family="text">
      <style:text-properties style:text-position="super 58%" style:font-name="Liberation Serif" officeooo:rsid="006cfe3e" style:font-name-asian="Liberation Serif"/>
    </style:style>
    <style:style style:name="T56" style:family="text">
      <style:text-properties officeooo:rsid="006c045d"/>
    </style:style>
    <style:style style:name="T57" style:family="text">
      <style:text-properties officeooo:rsid="006cbb43"/>
    </style:style>
    <style:style style:name="T58" style:family="text">
      <style:text-properties officeooo:rsid="006e1b27"/>
    </style:style>
    <style:style style:name="T59" style:family="text">
      <style:text-properties officeooo:rsid="007019b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ource_20_Text"><text:span text:style-name="T17">概述</text:span></text:span><text:span text:style-name="Source_20_Text"><text:span text:style-name="T18">：</text:span></text:span></text:h>
      <text:p text:style-name="P1"><text:span text:style-name="Source_20_Text"><text:span text:style-name="T2">卡尔曼滤波通过最小化估计状态的方差，可以得到卡尔曼增益的迭代公式。</text:span></text:span></text:p>
      <text:h text:style-name="Heading_20_3" text:outline-level="3"><text:span text:style-name="Source_20_Text"><text:span text:style-name="T1">直观理解：</text:span></text:span></text:h>
      <text:p text:style-name="P8"><text:span text:style-name="Source_20_Text"><text:span text:style-name="T2">卡尔曼滤波就是在模型推导值和传感器测量值之间做加权平均；若权重用α表示，可以表示如下：</text:span></text:span></text:p>
      <text:p text:style-name="P12"><text:span text:style-name="Source_20_Text"><text:span text:style-name="T2"><draw:frame draw:style-name="fr1" draw:name="Object7" text:anchor-type="as-char" svg:y="-0.437cm" svg:width="4.588cm" svg:height="0.603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Source_20_Text"><text:span text:style-name="T2">（</text:span></text:span><text:span text:style-name="Source_20_Text"><text:span text:style-name="T14">1</text:span></text:span><text:span text:style-name="Source_20_Text"><text:span text:style-name="T2">）</text:span></text:span><text:span text:style-name="Source_20_Text"><text:span text:style-name="T13">，z</text:span></text:span><text:span text:style-name="Source_20_Text"><text:span text:style-name="T44">k</text:span></text:span><text:span text:style-name="Source_20_Text"><text:span text:style-name="T13">是测量值，</text:span></text:span><text:span text:style-name="Source_20_Text"><text:span text:style-name="T7">H</text:span></text:span><text:span text:style-name="Source_20_Text"><text:span text:style-name="T45">k</text:span></text:span><text:span text:style-name="Source_20_Text"><text:span text:style-name="T13">是测量</text:span></text:span><text:span text:style-name="Source_20_Text"><text:span text:style-name="T14">值转化为状态量的</text:span></text:span><text:span text:style-name="Source_20_Text"><text:span text:style-name="T7">模型</text:span></text:span><text:span text:style-name="Source_20_Text"><text:span text:style-name="T13">；</text:span></text:span></text:p>
      <text:p text:style-name="P8"><text:span text:style-name="Source_20_Text"><text:span text:style-name="T2">为了计算权重，可以使估计值的方差最小（不确定度最小）；若方差用</text:span></text:span><text:span text:style-name="Source_20_Text"><text:span text:style-name="T52">δ</text:span></text:span><text:span text:style-name="Source_20_Text"><text:span text:style-name="T2">表示，可以表示如下：</text:span></text:span></text:p>
      <text:p text:style-name="P12"><text:span text:style-name="Source_20_Text"><text:span text:style-name="T2"><draw:frame draw:style-name="fr1" draw:name="Object8" text:anchor-type="as-char" svg:y="-0.437cm" svg:width="3.944cm" svg:height="0.59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Source_20_Text"><text:span text:style-name="T2">（</text:span></text:span><text:span text:style-name="Source_20_Text"><text:span text:style-name="T7">2</text:span></text:span><text:span text:style-name="Source_20_Text"><text:span text:style-name="T2">）</text:span></text:span></text:p>
      <text:p text:style-name="P12"><text:span text:style-name="Source_20_Text"><text:span text:style-name="T4">上式对α求导使倒数为零，可以得到：</text:span></text:span><text:span text:style-name="Source_20_Text"><text:span text:style-name="T4"><draw:frame draw:style-name="fr1" draw:name="Object10" text:anchor-type="as-char" svg:y="-0.683cm" svg:width="1.914cm" svg:height="1.124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Source_20_Text"><text:span text:style-name="T2">（</text:span></text:span><text:span text:style-name="Source_20_Text"><text:span text:style-name="T7">3</text:span></text:span><text:span text:style-name="Source_20_Text"><text:span text:style-name="T2">）</text:span></text:span></text:p>
      <text:p text:style-name="P10"><text:span text:style-name="Source_20_Text"><text:span text:style-name="T6">对上面</text:span></text:span><text:span text:style-name="Source_20_Text"><text:span text:style-name="T5">结果的直观理解就是方差小的确定度高，</text:span></text:span><text:span text:style-name="Source_20_Text"><text:span text:style-name="T9">就</text:span></text:span><text:span text:style-name="Source_20_Text"><text:span text:style-name="T5">给它更大的权重。具体权重</text:span></text:span><text:span text:style-name="Source_20_Text"><text:span text:style-name="T9">值就按方差比例确定。</text:span></text:span></text:p>
      <text:p text:style-name="P9"><text:span text:style-name="Source_20_Text"><text:span text:style-name="T4">卡尔曼滤波在实际使用过程</text:span></text:span><text:span text:style-name="Source_20_Text"><text:span text:style-name="T10">中是不断获取数据的，推导值的方差和测量值的方差应该根据新获得的数据不断做更新。</text:span></text:span></text:p>
      <text:p text:style-name="P9"><text:span text:style-name="Source_20_Text"><text:span text:style-name="T10">对于推导值而言</text:span></text:span><text:span text:style-name="Source_20_Text"><text:span text:style-name="T11">，它的方差的更新需要由状态转移方程计算（状态转移方程参考下面的标准公式）：</text:span></text:span></text:p>
      <text:p text:style-name="P12"><text:span text:style-name="Source_20_Text"><text:span text:style-name="T12">将</text:span></text:span><text:span text:style-name="Source_20_Text"><text:span text:style-name="T12"><draw:frame draw:style-name="fr1" draw:name="Object11" text:anchor-type="as-char" svg:y="-0.683cm" svg:width="1.914cm" svg:height="1.124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Source_20_Text"><text:span text:style-name="T12">带入</text:span></text:span><text:span text:style-name="Source_20_Text"><text:span text:style-name="T8">(2)</text:span></text:span><text:span text:style-name="Source_20_Text"><text:span text:style-name="T12">式可以得到：</text:span></text:span><text:span text:style-name="Source_20_Text"><text:span text:style-name="T12"><draw:frame draw:style-name="fr1" draw:name="Object12" text:anchor-type="as-char" svg:y="-0.386cm" svg:width="2.736cm" svg:height="0.542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Source_20_Text"><text:span text:style-name="T2">（</text:span></text:span><text:span text:style-name="Source_20_Text"><text:span text:style-name="T8">4</text:span></text:span><text:span text:style-name="Source_20_Text"><text:span text:style-name="T2">）</text:span></text:span></text:p>
      <text:p text:style-name="P11"><text:span text:style-name="Source_20_Text"><text:span text:style-name="T12">在实际模型</text:span></text:span><text:span text:style-name="Source_20_Text"><text:span text:style-name="T13">中测量值一般不是状态变量：</text:span></text:span><text:span text:style-name="Source_20_Text"><text:span text:style-name="T13"><draw:frame draw:style-name="fr1" draw:name="Object13" text:anchor-type="as-char" svg:y="-0.377cm" svg:width="2.822cm" svg:height="0.543cm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Source_20_Text"><text:span text:style-name="T2">（</text:span></text:span><text:span text:style-name="Source_20_Text"><text:span text:style-name="T8">5</text:span></text:span><text:span text:style-name="Source_20_Text"><text:span text:style-name="T2">）</text:span></text:span><text:span text:style-name="Source_20_Text"><text:span text:style-name="T13">，z是测量值，r是测量误差；</text:span></text:span></text:p>
      <text:p text:style-name="P13"><text:span text:style-name="Source_20_Text"><text:span text:style-name="T15">当用K</text:span></text:span><text:span text:style-name="Source_20_Text"><text:span text:style-name="T47">k</text:span></text:span><text:span text:style-name="Source_20_Text"><text:span text:style-name="T31">代替αH</text:span></text:span><text:span text:style-name="Source_20_Text"><text:span text:style-name="T53">T</text:span></text:span><text:span text:style-name="Source_20_Text"><text:span text:style-name="T31">（α</text:span></text:span><text:span text:style-name="Source_20_Text"><text:span text:style-name="T32">=</text:span></text:span><text:span text:style-name="Source_20_Text"><text:span text:style-name="T31">K</text:span></text:span><text:span text:style-name="Source_20_Text"><text:span text:style-name="T47">k</text:span></text:span><text:span text:style-name="Source_20_Text"><text:span text:style-name="T31">H</text:span></text:span><text:span text:style-name="Source_20_Text"><text:span text:style-name="T48">k</text:span></text:span><text:span text:style-name="Source_20_Text"><text:span text:style-name="T31">），用P</text:span></text:span><text:span text:style-name="Source_20_Text"><text:span text:style-name="T49">k</text:span></text:span><text:span text:style-name="Source_20_Text"><text:span text:style-name="T31">代替δ</text:span></text:span><text:span text:style-name="Source_20_Text"><text:span text:style-name="T46">new</text:span></text:span><text:span text:style-name="Source_20_Text"><text:span text:style-name="T35">，</text:span></text:span><text:span text:style-name="Source_20_Text"><text:span text:style-name="T31">用P</text:span></text:span><text:span text:style-name="Source_20_Text"><text:span text:style-name="T49">k|k-1</text:span></text:span><text:span text:style-name="Source_20_Text"><text:span text:style-name="T31">代替δ</text:span></text:span><text:span text:style-name="Source_20_Text"><text:span text:style-name="T49">0 </text:span></text:span><text:span text:style-name="Source_20_Text"><text:span text:style-name="T35">，</text:span></text:span><text:span text:style-name="Source_20_Text"><text:span text:style-name="T31">用</text:span></text:span><text:span text:style-name="Source_20_Text"><text:span text:style-name="T37">H</text:span></text:span><text:span text:style-name="Source_20_Text"><text:span text:style-name="T55">T</text:span></text:span><text:span text:style-name="Source_20_Text"><text:span text:style-name="T35">R</text:span></text:span><text:span text:style-name="Source_20_Text"><text:span text:style-name="T49">k</text:span></text:span><text:span text:style-name="Source_20_Text"><text:span text:style-name="T37">H</text:span></text:span><text:span text:style-name="Source_20_Text"><text:span text:style-name="T31">代替δ</text:span></text:span><text:span text:style-name="Source_20_Text"><text:span text:style-name="T46">1</text:span></text:span><text:span text:style-name="Source_20_Text"><text:span text:style-name="T49"> </text:span></text:span><text:span text:style-name="Source_20_Text"><text:span text:style-name="T31">时，就可以得到下面的标准公式。（</text:span></text:span><text:span text:style-name="Source_20_Text"><text:span text:style-name="T36">R</text:span></text:span><text:span text:style-name="Source_20_Text"><text:span text:style-name="T50">k</text:span></text:span><text:span text:style-name="Source_20_Text"><text:span text:style-name="T38">表示测量值的方差</text:span></text:span><text:span text:style-name="Source_20_Text"><text:span text:style-name="T40">）</text:span></text:span></text:p>
      <text:h text:style-name="Heading_20_3" text:outline-level="3"><text:span text:style-name="Source_20_Text"><text:span text:style-name="T1">预测公式：</text:span></text:span></text:h>
      <text:p text:style-name="P2"><text:span text:style-name="T3">1、状态转移方程</text:span><text:span text:style-name="T1">：</text:span></text:p>
      <text:p text:style-name="P4"><draw:frame draw:style-name="fr1" draw:name="Object2" text:anchor-type="as-char" svg:y="-0.377cm" svg:width="4.276cm" svg:height="0.543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><text:span text:style-name="T42">2、协方差预测方程（用于计算卡尔曼增益K</text:span><text:span text:style-name="T43">k</text:span><text:span text:style-name="T42">）</text:span><text:span text:style-name="T19">：</text:span></text:p>
      <text:p text:style-name="P3"><draw:frame draw:style-name="fr1" draw:name="Object3" text:anchor-type="as-char" svg:y="-0.437cm" svg:width="4.549cm" svg:height="0.603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8">，Q</text:span><text:span text:style-name="T51">k</text:span><text:span text:style-name="T41">表示推导值的不确定度</text:span></text:p>
      <text:p text:style-name="P5"><text:span text:style-name="Source_20_Text"><text:span text:style-name="T20">更新公式</text:span></text:span><text:span text:style-name="Source_20_Text"><text:span text:style-name="T21">：</text:span></text:span></text:p>
      <text:p text:style-name="P6"><text:span text:style-name="Source_20_Text"><text:span text:style-name="T29">3</text:span></text:span><text:span text:style-name="Source_20_Text"><text:span text:style-name="T22">、测量残差：</text:span></text:span></text:p>
      <text:p text:style-name="P6"><text:span text:style-name="Source_20_Text"><text:span text:style-name="T22"><draw:frame draw:style-name="fr1" draw:name="Object4" text:anchor-type="as-char" svg:y="-0.377cm" svg:width="3.094cm" svg:height="0.543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7"><text:span text:style-name="Source_20_Text"><text:span text:style-name="T30">4</text:span></text:span><text:span text:style-name="Source_20_Text"><text:span text:style-name="T22">、卡尔曼增益</text:span></text:span><text:span text:style-name="Source_20_Text"><text:span text:style-name="T24">，同式（3）</text:span></text:span><text:span text:style-name="Source_20_Text"><text:span text:style-name="T22">：</text:span></text:span></text:p>
      <text:p text:style-name="P7"><text:span text:style-name="Source_20_Text"><text:span text:style-name="T22"><draw:frame draw:style-name="fr1" draw:name="Object1" text:anchor-type="as-char" svg:y="-0.437cm" svg:width="6.04cm" svg:height="0.603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7"><text:span text:style-name="Source_20_Text"><text:span text:style-name="T29">5</text:span></text:span><text:span text:style-name="Source_20_Text"><text:span text:style-name="T22">、状态更新方程</text:span></text:span><text:span text:style-name="Source_20_Text"><text:span text:style-name="T26">，同式（1）</text:span></text:span><text:span text:style-name="Source_20_Text"><text:span text:style-name="T22">：</text:span></text:span></text:p>
      <text:p text:style-name="P7"><text:span text:style-name="Source_20_Text"><text:span text:style-name="T22"><draw:frame draw:style-name="fr1" draw:name="Object5" text:anchor-type="as-char" svg:y="-0.377cm" svg:width="3.223cm" svg:height="0.543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Source_20_Text"><text:span text:style-name="T25">，将测量残差带入可以得到</text:span></text:span><text:span text:style-name="Source_20_Text"><text:span text:style-name="T25"><draw:frame draw:style-name="fr1" draw:name="Object14" text:anchor-type="as-char" svg:y="-0.386cm" svg:width="5.085cm" svg:height="0.554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7"><text:span text:style-name="Source_20_Text"><text:span text:style-name="T30">6</text:span></text:span><text:span text:style-name="Source_20_Text"><text:span text:style-name="T22">、协方差更新方程</text:span></text:span><text:span text:style-name="Source_20_Text"><text:span text:style-name="T23">，同式（</text:span></text:span><text:span text:style-name="Source_20_Text"><text:span text:style-name="T28">4</text:span></text:span><text:span text:style-name="Source_20_Text"><text:span text:style-name="T23">）</text:span></text:span><text:span text:style-name="Source_20_Text"><text:span text:style-name="T22">：</text:span></text:span></text:p>
      <text:p text:style-name="P7"><text:span text:style-name="Source_20_Text"><text:span text:style-name="T22"><draw:frame draw:style-name="fr1" draw:name="Object6" text:anchor-type="as-char" svg:y="-0.386cm" svg:width="4.052cm" svg:height="0.55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1-10T23:05:20.715650281</dc:date>
    <meta:editing-duration>PT8H25M42S</meta:editing-duration>
    <meta:editing-cycles>80</meta:editing-cycles>
    <meta:generator>LibreOffice/6.4.7.2$Linux_X86_64 LibreOffice_project/40$Build-2</meta:generator>
    <meta:document-statistic meta:table-count="0" meta:image-count="0" meta:object-count="13" meta:page-count="1" meta:paragraph-count="28" meta:word-count="531" meta:character-count="563" meta:non-whitespace-character-count="561"/>
  </office:meta>
</office:document-meta>
</file>

<file path=Object 1/content.xml><?xml version="1.0" encoding="utf-8"?>
<math xmlns="http://www.w3.org/1998/Math/MathML" display="block">
  <semantics>
    <mrow>
      <mrow>
        <msub>
          <mi>K</mi>
          <mi>k</mi>
        </msub>
        <mo stretchy="false">=</mo>
        <msub>
          <mi>P</mi>
          <mrow>
            <mi>k</mi>
            <mo stretchy="false">∣</mo>
            <mrow>
              <mi>k</mi>
              <mo stretchy="false">−</mo>
              <mn>1</mn>
            </mrow>
          </mrow>
        </msub>
      </mrow>
      <msubsup>
        <mi>H</mi>
        <mi>k</mi>
        <mi>T</mi>
      </msubsup>
      <msup>
        <mrow>
          <mo fence="true" stretchy="false">(</mo>
          <mrow>
            <mrow>
              <msub>
                <mi>H</mi>
                <mi>k</mi>
              </msub>
              <msub>
                <mi>P</mi>
                <mrow>
                  <mi>k</mi>
                  <mo stretchy="false">∣</mo>
                  <mrow>
                    <mi>k</mi>
                    <mo stretchy="false">−</mo>
                    <mn>1</mn>
                  </mrow>
                </mrow>
              </msub>
              <mrow>
                <msubsup>
                  <mi>H</mi>
                  <mi>k</mi>
                  <mi>T</mi>
                </msubsup>
                <mo stretchy="false">+</mo>
                <msub>
                  <mi>R</mi>
                  <mi>k</mi>
                </msub>
              </mrow>
            </mrow>
          </mrow>
          <mo fence="true" stretchy="false">)</mo>
        </mrow>
        <mrow>
          <mo stretchy="false">−</mo>
          <mn>1</mn>
        </mrow>
      </msup>
    </mrow>
    <annotation encoding="StarMath 5.0">K_{{k}} = P_{{k}divides{k-1}}H_{k}^T(H_{k}P_{{k}divides{k-1}}H_{k}^T + R_{k})^{-1}</annotation>
  </semantics>
</math>
</file>

<file path=Object 10/content.xml><?xml version="1.0" encoding="utf-8"?>
<math xmlns="http://www.w3.org/1998/Math/MathML" display="block">
  <semantics>
    <mrow>
      <mi>α</mi>
      <mo stretchy="false">=</mo>
      <mfrac>
        <msub>
          <mi>δ</mi>
          <mn>0</mn>
        </msub>
        <mrow>
          <msub>
            <mi>δ</mi>
            <mn>0</mn>
          </msub>
          <mo stretchy="false">+</mo>
          <msub>
            <mi>δ</mi>
            <mn>1</mn>
          </msub>
        </mrow>
      </mfrac>
    </mrow>
    <annotation encoding="StarMath 5.0">α = {δ_{0}} over {δ_{0} + δ_{1}} </annotation>
  </semantics>
</math>
</file>

<file path=Object 11/content.xml><?xml version="1.0" encoding="utf-8"?>
<math xmlns="http://www.w3.org/1998/Math/MathML" display="block">
  <semantics>
    <mrow>
      <mi>α</mi>
      <mo stretchy="false">=</mo>
      <mfrac>
        <msub>
          <mi>δ</mi>
          <mn>0</mn>
        </msub>
        <mrow>
          <msub>
            <mi>δ</mi>
            <mn>0</mn>
          </msub>
          <mo stretchy="false">+</mo>
          <msub>
            <mi>δ</mi>
            <mn>1</mn>
          </msub>
        </mrow>
      </mfrac>
    </mrow>
    <annotation encoding="StarMath 5.0">α = {δ_{0}} over {δ_{0} + δ_{1}} </annotation>
  </semantics>
</math>
</file>

<file path=Object 12/content.xml><?xml version="1.0" encoding="utf-8"?>
<math xmlns="http://www.w3.org/1998/Math/MathML" display="block">
  <semantics>
    <mrow>
      <mrow>
        <msub>
          <mi>δ</mi>
          <mi mathvariant="italic">new</mi>
        </msub>
        <mo stretchy="false">=</mo>
        <mrow>
          <mo fence="true" stretchy="false">(</mo>
          <mrow>
            <mrow>
              <mn>1</mn>
              <mo stretchy="false">−</mo>
              <mi>α</mi>
            </mrow>
          </mrow>
          <mo fence="true" stretchy="false">)</mo>
        </mrow>
      </mrow>
      <msub>
        <mi>δ</mi>
        <mn>0</mn>
      </msub>
    </mrow>
    <annotation encoding="StarMath 5.0">δ_{new} = (1-α)δ_{0}</annotation>
  </semantics>
</math>
</file>

<file path=Object 13/content.xml><?xml version="1.0" encoding="utf-8"?>
<math xmlns="http://www.w3.org/1998/Math/MathML" display="block">
  <semantics>
    <mrow>
      <mrow>
        <msub>
          <mi>z</mi>
          <mi>k</mi>
        </msub>
        <mo stretchy="false">=</mo>
        <msub>
          <mi>H</mi>
          <mi>k</mi>
        </msub>
      </mrow>
      <mrow>
        <msub>
          <mover accent="true">
            <mi>x</mi>
            <mo stretchy="false">^</mo>
          </mover>
          <mrow>
            <mi>k</mi>
            <mo stretchy="false">∣</mo>
            <mrow>
              <mi>k</mi>
              <mo stretchy="false">−</mo>
              <mn>1</mn>
            </mrow>
          </mrow>
        </msub>
        <mo stretchy="false">+</mo>
        <mi>r</mi>
      </mrow>
    </mrow>
    <annotation encoding="StarMath 5.0">z_{k} = H_{k}{hat{x}}_{ {k} divides {k-1}} + r</annotation>
  </semantics>
</math>
</file>

<file path=Object 14/content.xml><?xml version="1.0" encoding="utf-8"?>
<math xmlns="http://www.w3.org/1998/Math/MathML" display="block">
  <semantics>
    <mrow>
      <mrow>
        <msub>
          <mover accent="true">
            <mi>x</mi>
            <mo stretchy="false">^</mo>
          </mover>
          <mrow>
            <mi>k</mi>
            <mo stretchy="false">∣</mo>
            <mi>k</mi>
          </mrow>
        </msub>
        <mo stretchy="false">=</mo>
        <mrow>
          <mo fence="true" stretchy="false">(</mo>
          <mrow>
            <mrow>
              <mrow>
                <mi>I</mi>
                <mo stretchy="false">−</mo>
                <msub>
                  <mi>K</mi>
                  <mi>k</mi>
                </msub>
              </mrow>
              <msub>
                <mi>H</mi>
                <mi>k</mi>
              </msub>
            </mrow>
          </mrow>
          <mo fence="true" stretchy="false">)</mo>
        </mrow>
      </mrow>
      <mrow>
        <msub>
          <mover accent="true">
            <mi>x</mi>
            <mo stretchy="false">^</mo>
          </mover>
          <mrow>
            <mi>k</mi>
            <mo stretchy="false">∣</mo>
            <mrow>
              <mi>k</mi>
              <mo stretchy="false">−</mo>
              <mn>1</mn>
            </mrow>
          </mrow>
        </msub>
        <mo stretchy="false">+</mo>
        <msub>
          <mi>K</mi>
          <mi>k</mi>
        </msub>
      </mrow>
      <msub>
        <mi>z</mi>
        <mi>k</mi>
      </msub>
    </mrow>
    <annotation encoding="StarMath 5.0">{hat{x}}_{ {k} divides {k}} = (I - K_{k}H_{k}){hat{x}}_{ {k} divides {k-1}} + K_{k}z_{k}</annotation>
  </semantics>
</math>
</file>

<file path=Object 2/content.xml><?xml version="1.0" encoding="utf-8"?>
<math xmlns="http://www.w3.org/1998/Math/MathML" display="block">
  <semantics>
    <mrow>
      <mrow>
        <msub>
          <mover accent="true">
            <mi>x</mi>
            <mo stretchy="false">^</mo>
          </mover>
          <mrow>
            <mi>k</mi>
            <mo stretchy="false">∣</mo>
            <mrow>
              <mi>k</mi>
              <mo stretchy="false">−</mo>
              <mn>1</mn>
            </mrow>
          </mrow>
        </msub>
        <mo stretchy="false">=</mo>
        <msub>
          <mi>F</mi>
          <mi>k</mi>
        </msub>
      </mrow>
      <mrow>
        <msub>
          <mover accent="true">
            <mi>x</mi>
            <mo stretchy="false">^</mo>
          </mover>
          <mrow>
            <mrow>
              <mi>k</mi>
              <mo stretchy="false">−</mo>
              <mn>1</mn>
            </mrow>
            <mo stretchy="false">∣</mo>
            <mrow>
              <mi>k</mi>
              <mo stretchy="false">−</mo>
              <mn>1</mn>
            </mrow>
          </mrow>
        </msub>
        <mo stretchy="false">+</mo>
        <msub>
          <mi>B</mi>
          <mi>k</mi>
        </msub>
      </mrow>
      <msub>
        <mi>u</mi>
        <mi>k</mi>
      </msub>
    </mrow>
    <annotation encoding="StarMath 5.0">{hat{x}}_{ {k} divides {k-1}} = F_{k}{hat{x}}_{{k-1}divides{k-1}} + B_{k}u_{k}</annotation>
  </semantics>
</math>
</file>

<file path=Object 3/content.xml><?xml version="1.0" encoding="utf-8"?>
<math xmlns="http://www.w3.org/1998/Math/MathML" display="block">
  <semantics>
    <mrow>
      <mrow>
        <msub>
          <mi>P</mi>
          <mrow>
            <mi>k</mi>
            <mo stretchy="false">∣</mo>
            <mrow>
              <mi>k</mi>
              <mo stretchy="false">−</mo>
              <mn>1</mn>
            </mrow>
          </mrow>
        </msub>
        <mo stretchy="false">=</mo>
        <msub>
          <mi>F</mi>
          <mi>k</mi>
        </msub>
      </mrow>
      <msub>
        <mi>P</mi>
        <mrow>
          <mrow>
            <mi>k</mi>
            <mo stretchy="false">−</mo>
            <mn>1</mn>
          </mrow>
          <mo stretchy="false">∣</mo>
          <mrow>
            <mi>k</mi>
            <mo stretchy="false">−</mo>
            <mn>1</mn>
          </mrow>
        </mrow>
      </msub>
      <mrow>
        <msubsup>
          <mi>F</mi>
          <mi>k</mi>
          <mi>T</mi>
        </msubsup>
        <mo stretchy="false">+</mo>
        <msub>
          <mi>Q</mi>
          <mi>k</mi>
        </msub>
      </mrow>
    </mrow>
    <annotation encoding="StarMath 5.0">P_{ {k} divides {k-1}} = F_{k}P_{{k-1}divides{k-1}}F_{k}^T + Q_{k}</annotation>
  </semantics>
</math>
</file>

<file path=Object 4/content.xml><?xml version="1.0" encoding="utf-8"?>
<math xmlns="http://www.w3.org/1998/Math/MathML" display="block">
  <semantics>
    <mrow>
      <mrow>
        <msub>
          <mi>y</mi>
          <mi>k</mi>
        </msub>
        <mo stretchy="false">=</mo>
        <mrow>
          <msub>
            <mi>z</mi>
            <mi>k</mi>
          </msub>
          <mo stretchy="false">−</mo>
          <msub>
            <mi>H</mi>
            <mi>k</mi>
          </msub>
        </mrow>
      </mrow>
      <msub>
        <mover accent="true">
          <mi>x</mi>
          <mo stretchy="false">^</mo>
        </mover>
        <mrow>
          <mi>k</mi>
          <mo stretchy="false">∣</mo>
          <mrow>
            <mi>k</mi>
            <mo stretchy="false">−</mo>
            <mn>1</mn>
          </mrow>
        </mrow>
      </msub>
    </mrow>
    <annotation encoding="StarMath 5.0">y_{k} = z_{k} - H_{k}{hat{x}}_{ {k} divides {k-1}}</annotation>
  </semantics>
</math>
</file>

<file path=Object 5/content.xml><?xml version="1.0" encoding="utf-8"?>
<math xmlns="http://www.w3.org/1998/Math/MathML" display="block">
  <semantics>
    <mrow>
      <mrow>
        <msub>
          <mover accent="true">
            <mi>x</mi>
            <mo stretchy="false">^</mo>
          </mover>
          <mrow>
            <mi>k</mi>
            <mo stretchy="false">∣</mo>
            <mi>k</mi>
          </mrow>
        </msub>
        <mo stretchy="false">=</mo>
        <mrow>
          <msub>
            <mover accent="true">
              <mi>x</mi>
              <mo stretchy="false">^</mo>
            </mover>
            <mrow>
              <mi>k</mi>
              <mo stretchy="false">∣</mo>
              <mrow>
                <mi>k</mi>
                <mo stretchy="false">−</mo>
                <mn>1</mn>
              </mrow>
            </mrow>
          </msub>
          <mo stretchy="false">+</mo>
          <msub>
            <mi>K</mi>
            <mi>k</mi>
          </msub>
        </mrow>
      </mrow>
      <msub>
        <mi>y</mi>
        <mi>k</mi>
      </msub>
    </mrow>
    <annotation encoding="StarMath 5.0">{hat{x}}_{ {k} divides {k}} = {hat{x}}_{ {k} divides {k-1}} + K_{k}y_{k}</annotation>
  </semantics>
</math>
</file>

<file path=Object 6/content.xml><?xml version="1.0" encoding="utf-8"?>
<math xmlns="http://www.w3.org/1998/Math/MathML" display="block">
  <semantics>
    <mrow>
      <mrow>
        <msub>
          <mi>P</mi>
          <mrow>
            <mi>k</mi>
            <mo stretchy="false">∣</mo>
            <mi>k</mi>
          </mrow>
        </msub>
        <mo stretchy="false">=</mo>
        <mrow>
          <mo fence="true" stretchy="false">(</mo>
          <mrow>
            <mrow>
              <mrow>
                <mi>I</mi>
                <mo stretchy="false">−</mo>
                <msub>
                  <mi>K</mi>
                  <mi>k</mi>
                </msub>
              </mrow>
              <msub>
                <mi>H</mi>
                <mi>k</mi>
              </msub>
            </mrow>
          </mrow>
          <mo fence="true" stretchy="false">)</mo>
        </mrow>
      </mrow>
      <msub>
        <mi>P</mi>
        <mrow>
          <mi>k</mi>
          <mo stretchy="false">∣</mo>
          <mrow>
            <mi>k</mi>
            <mo stretchy="false">−</mo>
            <mn>1</mn>
          </mrow>
        </mrow>
      </msub>
    </mrow>
    <annotation encoding="StarMath 5.0">P_{{k}divides{k}} = (I-K_{k}H_{k})P_{{k}divides{k-1}}</annotation>
  </semantics>
</math>
</file>

<file path=Object 7/content.xml><?xml version="1.0" encoding="utf-8"?>
<math xmlns="http://www.w3.org/1998/Math/MathML" display="block">
  <semantics>
    <mrow>
      <mrow>
        <msub>
          <mover accent="true">
            <mi>x</mi>
            <mo stretchy="false">^</mo>
          </mover>
          <mrow>
            <mi>k</mi>
            <mo stretchy="false">∣</mo>
            <mi>k</mi>
          </mrow>
        </msub>
        <mo stretchy="false">=</mo>
        <mrow>
          <mo fence="true" stretchy="false">(</mo>
          <mrow>
            <mrow>
              <mn>1</mn>
              <mo stretchy="false">−</mo>
              <mi>α</mi>
            </mrow>
          </mrow>
          <mo fence="true" stretchy="false">)</mo>
        </mrow>
      </mrow>
      <mrow>
        <msub>
          <mover accent="true">
            <mi>x</mi>
            <mo stretchy="false">^</mo>
          </mover>
          <mrow>
            <mi>k</mi>
            <mo stretchy="false">∣</mo>
            <mrow>
              <mi>k</mi>
              <mo stretchy="false">−</mo>
              <mn>1</mn>
            </mrow>
          </mrow>
        </msub>
        <mo stretchy="false">+</mo>
        <msubsup>
          <mi mathvariant="italic">αH</mi>
          <mi>k</mi>
          <mi>T</mi>
        </msubsup>
      </mrow>
      <msub>
        <mi>z</mi>
        <mi>k</mi>
      </msub>
    </mrow>
    <annotation encoding="StarMath 5.0">{hat{x}}_{ {k} divides {k}} = (1-α){hat{x}}_{ {k} divides {k-1}} + αH_{k}^T z_{k}</annotation>
  </semantics>
</math>
</file>

<file path=Object 8/content.xml><?xml version="1.0" encoding="utf-8"?>
<math xmlns="http://www.w3.org/1998/Math/MathML" display="block">
  <semantics>
    <mrow>
      <mrow>
        <msub>
          <mi>δ</mi>
          <mi mathvariant="italic">new</mi>
        </msub>
        <mo stretchy="false">=</mo>
        <msup>
          <mrow>
            <mo fence="true" stretchy="false">(</mo>
            <mrow>
              <mrow>
                <mn>1</mn>
                <mo stretchy="false">−</mo>
                <mi>α</mi>
              </mrow>
            </mrow>
            <mo fence="true" stretchy="false">)</mo>
          </mrow>
          <mn>2</mn>
        </msup>
      </mrow>
      <mrow>
        <msub>
          <mi>δ</mi>
          <mn>0</mn>
        </msub>
        <mo stretchy="false">+</mo>
        <msup>
          <mi>α</mi>
          <mn>2</mn>
        </msup>
      </mrow>
      <msub>
        <mi>δ</mi>
        <mn>1</mn>
      </msub>
    </mrow>
    <annotation encoding="StarMath 5.0">δ_{new} = (1-α)^2 δ_{0} + α^2 δ_{1}</annotation>
  </semantics>
</math>
</file>